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nlaces HTML - Hipervínculos</text:p>
      <text:p text:style-name="Standard"/>
      <text:p text:style-name="Standard">Los enlaces HTML son hipervínculos.</text:p>
      <text:p text:style-name="Standard"/>
      <text:p text:style-name="Standard">Puede hacer clic en un enlace y saltar a otro documento.</text:p>
      <text:p text:style-name="Standard"/>
      <text:p text:style-name="Standard">Cuando mueves el mouse sobre un enlace, la flecha del mouse se convertirá en una pequeña mano.</text:p>
      <text:p text:style-name="Standard"/>
      <text:p text:style-name="Standard"/>
      <text:p text:style-name="Standard">Enlaces HTML - Sintaxis</text:p>
      <text:p text:style-name="Standard"/>
      <text:p text:style-name="Standard">Los hipervínculos se definen con la etiqueta HTML a:</text:p>
      <text:p text:style-name="Standard"/>
      <text:p text:style-name="Standard">El atributo href especifica la dirección de destino (https://www.w3schools.com/html/) del enlace.</text:p>
      <text:p text:style-name="Standard"/>
      <text:p text:style-name="Standard">El texto del enlace es la parte visible (visite nuestro tutorial HTML).</text:p>
      <text:p text:style-name="Standard"/>
      <text:p text:style-name="Standard">Al hacer clic en el texto del enlace, se lo enviará a la dirección especificada.</text:p>
      <text:p text:style-name="Standard"/>
      <text:p text:style-name="Standard">Enlaces locales</text:p>
      <text:p text:style-name="Standard"/>
      <text:p text:style-name="Standard">El ejemplo anterior utiliza una URL absoluta (una dirección web completa).</text:p>
      <text:p text:style-name="Standard"/>
      <text:p text:style-name="Standard">Se especifica un enlace local (enlace al mismo sitio web) con una URL relativa (sin https: // www ....).</text:p>
      <text:p text:style-name="Standard"/>
      <text:p text:style-name="Standard">Enlaces HTML: el atributo de destino</text:p>
      <text:p text:style-name="Standard"/>
      <text:p text:style-name="Standard">El atributo de destino especifica dónde abrir el documento vinculado.</text:p>
      <text:p text:style-name="Standard"/>
      <text:p text:style-name="Standard">El atributo de destino puede tener uno de los siguientes valores:</text:p>
      <text:p text:style-name="Standard"/>
      <text:p text:style-name="Standard">_blank - Abre el documento vinculado en una nueva ventana o pestaña</text:p>
      <text:p text:style-name="Standard">_self: abre el documento vinculado en la misma ventana / pestaña en la que se hizo clic (esto es predeterminado)</text:p>
      <text:p text:style-name="Standard">_parent - Abre el documento vinculado en el marco primario</text:p>
      <text:p text:style-name="Standard">_top: abre el documento vinculado en el cuerpo completo de la ventana</text:p>
      <text:p text:style-name="Standard">nombre del marco: abre el documento vinculado en un marco con nombre</text:p>
      <text:p text:style-name="Standard"/>
      <text:p text:style-name="Standard">Este ejemplo abrirá el documento vinculado en una nueva ventana / pestaña del navegador:</text:p>
      <text:p text:style-name="Standard"/>
      <text:p text:style-name="Standard">Enlaces HTML - Imagen como un enlace</text:p>
      <text:p text:style-name="Standard"/>
      <text:p text:style-name="Standard">Es común usar imágenes como enlaces:</text:p>
      <text:p text:style-name="Standard"/>
      <text:p text:style-name="Standard">Nota: borde: 0; se agrega para evitar que IE9 (y versiones anteriores) muestren un borde alrededor de la imagen (cuando la imagen es un enlace).</text:p>
      <text:p text:style-name="Standard">Botón como enlace</text:p>
      <text:p text:style-name="Standard"/>
      <text:p text:style-name="Standard">Para usar un botón HTML como enlace, debe agregar un código JavaScript.</text:p>
      <text:p text:style-name="Standard"/>
      <text:p text:style-name="Standard">JavaScript le permite especificar qué sucede en ciertos eventos, como hacer clic en un botón:</text:p>
      <text:p text:style-name="Standard"><text:soft-page-break/></text:p>
      <text:p text:style-name="Standard">Consejo: Obtenga más información sobre JavaScript en nuestro Tutorial de JavaScript.</text:p>
      <text:p text:style-name="Standard">Títulos de enlaces</text:p>
      <text:p text:style-name="Standard"/>
      <text:p text:style-name="Standard">El atributo de título especifica información adicional sobre un elemento. La información se muestra con mayor frecuencia como texto de información sobre herramientas cuando el mouse se mueve sobre el elemento.</text:p>
      <text:p text:style-name="Standard"/>
      <text:p text:style-name="Standard">Caminos externos</text:p>
      <text:p text:style-name="Standard"/>
      <text:p text:style-name="Standard">Se puede hacer referencia a páginas externas con una URL completa o con una ruta relativa a la página web actual.</text:p>
      <text:p text:style-name="Standard"/>
      <text:p text:style-name="Standard">Este ejemplo utiliza una URL completa para vincular a una página web:</text:p>
      <text:p text:style-name="Standard"/>
      <text:p text:style-name="Standard">Resumen del capítulo</text:p>
      <text:p text:style-name="Standard"/>
      <text:p text:style-name="Standard">Use el elemento a para definir un enlace</text:p>
      <text:p text:style-name="Standard">Use el atributo href para definir la dirección del enlace</text:p>
      <text:p text:style-name="Standard">Utilice el atributo de destino para definir dónde abrir el documento vinculado.</text:p>
      <text:p text:style-name="Standard"><text:s text:c="4"/>Use el elemento img (dentro de a) para usar una imagen como enlace.</text:p>
      <text:p text:style-name="Standard"/>
      <text:p text:style-name="Standard">Los enlaces HTML se mostrarán en diferentes colores dependiendo de si se han visitado, si no se han visitado o si están activos.</text:p>
      <text:p text:style-name="Standard">Colores de enlace HTML</text:p>
      <text:p text:style-name="Standard"/>
      <text:p text:style-name="Standard">Por defecto, aparecerá un enlace como este (en todos los navegadores):</text:p>
      <text:p text:style-name="Standard"/>
      <text:p text:style-name="Standard">Un enlace no visitado está subrayado y azul</text:p>
      <text:p text:style-name="Standard">Un enlace visitado está subrayado y morado</text:p>
      <text:p text:style-name="Standard">Un enlace activo está subrayado y rojo</text:p>
      <text:p text:style-name="Standard"/>
      <text:p text:style-name="Standard">Puede cambiar los colores predeterminados mediante CSS:</text:p>
      <text:p text:style-name="Standard"/>
      <text:p text:style-name="Standard">Los enlaces HTML se pueden usar para crear marcadores, de modo que los lectores puedan saltar a partes específicas de una página web.</text:p>
      <text:p text:style-name="Standard">Crear un marcador en HTML</text:p>
      <text:p text:style-name="Standard"/>
      <text:p text:style-name="Standard">Los marcadores pueden ser útiles si una página web es muy larga.</text:p>
      <text:p text:style-name="Standard"/>
      <text:p text:style-name="Standard">Para crear un marcador: primero cree el marcador y luego agregue un enlace.</text:p>
      <text:p text:style-name="Standard"/>
      <text:p text:style-name="Standard">Cuando se hace clic en el enlace, la página se desplazará hacia abajo o hacia arriba a la ubicación con el marcador.</text:p>
      <text:p text:style-name="Standard">Ejemplo</text:p>
      <text:p text:style-name="Standard"/>
      <text:p text:style-name="Standard">Primero, cree un marcador con el atributo id:</text:p>
      <text:p text:style-name="Standard"/>
      <text:p text:style-name="Standard">Resumen del capítulo</text:p>
      <text:p text:style-name="Standard"/>
      <text:p text:style-name="Standard">Use el atributo id (id = 'value') para definir marcadores en una página</text:p>
      <text:p text:style-name="Standard">Utilice el atributo href (href = '# value') para vincular al marcad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1T12:54:15.359816352</meta:creation-date>
    <meta:generator>LibreOffice/6.0.7.3$Linux_X86_64 LibreOffice_project/00m0$Build-3</meta:generator>
    <dc:date>2020-05-21T14:01:19.654990275</dc:date>
    <meta:editing-duration>PT36M45S</meta:editing-duration>
    <meta:editing-cycles>2</meta:editing-cycles>
    <meta:document-statistic meta:table-count="0" meta:image-count="0" meta:object-count="0" meta:page-count="2" meta:paragraph-count="55" meta:word-count="600" meta:character-count="3557" meta:non-whitespace-character-count="3008"/>
  </office:meta>
</office:document-meta>
</file>